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0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</office:font-face-decls>
  <office:automatic-styles>
    <style:style style:family="text" style:name="T1" style:display-name="T1">
      <style:text-properties fo:font-size="18pt"/>
    </style:style>
    <style:style style:family="text" style:name="T2" style:display-name="T2">
      <style:text-properties fo:color="#0066cc" fo:font-size="24pt" fo:font-weight="bold"/>
    </style:style>
    <style:style style:family="paragraph" style:name="P2" style:display-name="P2" style:parent-style-name="Normal">
      <style:paragraph-properties fo:text-align="justify" fo:line-height="85%"/>
      <style:text-properties style:font-name="Roboto" fo:font-size="12.8000001907349pt" fo:font-weight="normal"/>
    </style:style>
    <style:style style:family="paragraph" style:name="P3" style:display-name="P3" style:parent-style-name="Normal">
      <style:paragraph-properties fo:line-height="85%"/>
      <style:text-properties style:font-name="Roboto" fo:font-size="12.8000001907349pt" fo:font-weight="normal"/>
    </style:style>
    <style:style style:family="paragraph" style:name="P4" style:display-name="P4" style:list-style-name="L1">
      <style:paragraph-properties fo:text-align="justify" fo:text-indent="0.000000cm" fo:line-height="85%" fo:background-color="transparent" fo:widows="2" fo:orphans="2" fo:margin-left="1.905000cm" fo:margin-right="-0.635cm" style:writing-mode="lr" fo:padding-left="0cm" fo:padding-right="2.032cm" fo:padding-top="0cm"/>
      <style:text-properties style:font-name="Roboto" fo:font-size="12.8000001907349pt" fo:language="en" fo:country="US" fo:font-weight="normal"/>
    </style:style>
    <style:style style:family="paragraph" style:name="P5" style:display-name="P5" style:parent-style-name="Normal">
      <style:paragraph-properties fo:text-align="center" fo:line-height="85%"/>
      <style:text-properties style:font-name="Roboto" fo:font-size="17.8999996185303pt" fo:font-weight="normal"/>
    </style:style>
    <style:style style:family="paragraph" style:name="P1" style:display-name="P1" style:parent-style-name="Normal">
      <style:paragraph-properties fo:line-height="85%"/>
      <style:text-properties style:font-name="Roboto" fo:font-size="18pt" fo:font-weight="bold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parallel"/>
    </style:style>
    <style:page-layout style:name="PLayout2">
      <style:page-layout-properties fo:margin-top="1.905cm" fo:margin-bottom="2.032cm" fo:margin-left="2.794cm" fo:margin-right="2.54cm"/>
    </style:page-layout>
    <style:page-layout style:name="Standard">
      <style:page-layout-properties fo:margin-top="1.905cm" fo:margin-bottom="2.032cm" fo:margin-left="2.794cm" fo:margin-right="2.54cm"/>
    </style:page-layout>
    <text:list-style style:name="L1">
      <text:list-level-style-bullet text:level="1" text:bullet-char="•">
        <style:list-level-properties fo:text-indent="0.000000cm" text:space-before="0cm" text:min-label-width="0.635000cm" fo:margin-left="1.90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Auta meitä muuttamaan maailmaa koodirivi kerrallaan.<text:p><draw:frame text:anchor-type="paragraph" svg:x="2.819cm" svg:y="0cm" draw:z-index="0" draw:style-name="graphic1" svg:width="15.952cm" svg:height="3.811cm"><draw:image xlink:href="Pictures/0" xlink:type="simple" xlink:show="embed" xlink:actuate="onLoad"/></draw:frame></text:p></text:p>
        <text:p text:style-name="P2"/>
        <text:p text:style-name="P2">GSoCin alettua vuonna 2005, kuluneen 14 vuoden aikana se on mahdollistanut yli 14 762 opiskelijan 109 maasta tuottaa miljoonia koodirivejä 651 avoimen lähdekoodin projektille.</text:p>
        <text:p text:style-name="P3"/>
        <text:p text:style-name="P3">Ohjelman tavoitteena on:</text:p>
        <text:p text:style-name="P2"/>
        <text:list text:style-name="L1">
          <text:list-item>
            <text:p text:style-name="P4">Motivoida opiskelijoita ottamaan osaa avoimen lähdekoodin kehitykseen.</text:p>
          </text:list-item>
          <text:list-item>
            <text:p text:style-name="P4">Tarjota tietojenkäsittelytieteen ja samanlaisten alojen opiskelijoille mahdollisuus työskennellä akateemisen uransa parissa.</text:p>
          </text:list-item>
          <text:list-item>
            <text:p text:style-name="P4">Antaa opiselijoille kokemusta oikean maailman ohjelmistonkehitysmenetelmistä (kuten testauksesta, versionhalinnasta, ohjelmistolisensseistä, postituslistaetiketitä jne.)</text:p>
          </text:list-item>
          <text:list-item>
            <text:p text:style-name="P4">Tuottaa lisää avointa koodia.</text:p>
          </text:list-item>
          <text:list-item>
            <text:p text:style-name="P4">Auttaa avoimen lähdekoodin projekteja hankkimaan uusia kehittäjiä.</text:p>
          </text:list-item>
        </text:list>
        <text:p text:style-name="P2"/>
        <text:p text:style-name="P2"/>
        <text:p text:style-name="P2">Opiskelijat työskentelevät internetitse, ja saavat stipendin jonka avulla voivat keskittyä täyspäiväisesti ohjelmointiprojekteihinsa kolmen kuukauden ajan. Vapaaehtoismentorit auttavat opiskelijoita aikataulutuksessa, vastaavat kysymyksiin ja opastavat parhaiden kehityskäytäntöjen, projektin työkalujen ja yhteisönormien kanssa.</text:p>
        <text:p text:style-name="P2"/>
        <text:p text:style-name="P2">Opiskelijat saavat korvaattomia oppimiskokemuksia ja johdannon kansainväliseen avoimen lähdekoodin yhteisöön, ja hyvää täytettä työhakemukseen potentiaalisia työnantajia varten.</text:p>
        <text:p text:style-name="P2"/>
        <text:p text:style-name="P2">Mentorijärjestöt saavat uutta koodia ja uusia kehittäjiä sekä tunnustusta Googlelta ja näkyvyyttä projektilleen.</text:p>
        <text:p text:style-name="P3"/>
        <text:p text:style-name="P3">Opiskelijoiden hakemukset tulee lähettää 25. maaliskuuta – 9. huhtikuuta.</text:p>
        <text:p text:style-name="P5"/>
        <text:p text:style-name="P5">Lisää tietoja vaatimuksista, osallistumisesta ja säännöistä yms. osoitteessa:<text:span text:style-name="T1"><text:line-break/></text:span><text:a xlink:href="https://g.co/gsoc"><text:span text:style-name="T2">https://g.co/gsoc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Roboto" svg:font-family="Roboto"/>
    <style:font-face style:name="Liberation Sans" svg:font-family="Liberation Sans"/>
    <style:font-face style:name="Liberation Serif" svg:font-family="Liberation Serif"/>
    <style:font-face style:name="FreeSans" svg:font-family="FreeSans"/>
    <style:font-face style:name="OpenSymbol" svg:font-family="OpenSymbol"/>
  </office:font-face-decls>
  <office:styles>
    <style:default-style style:family="paragraph">
      <style:paragraph-properties style:tab-stop-distance="1.27cm"/>
    </style:default-style>
    <style:style style:family="text" style:name="Internet-link-text" style:display-name="Internet link_text" style:next-style-name="Internet-link-text">
      <style:text-properties fo:color="#000080" style:text-underline-type="single"/>
    </style: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Text-body-justified" style:display-name="Text body justified" style:parent-style-name="Default" style:next-style-name="Text-body-justified">
      <style:paragraph-properties fo:text-align="lef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earth1" style:display-name="earth1" style:parent-style-name="default" style:next-style-name="earth1">
      <style:paragraph-properties fo:line-height="35%" fo:margin-top="0cm" fo:margin-bottom="0cm"/>
      <style:text-properties fo:color="#000000" style:font-name="FreeSans" fo:font-size="18pt"/>
    </style:style>
    <style:style style:family="paragraph" style:name="earth2" style:display-name="earth2" style:parent-style-name="default" style:next-style-name="earth2">
      <style:paragraph-properties fo:line-height="35%" fo:margin-top="0cm" fo:margin-bottom="0cm"/>
      <style:text-properties fo:color="#000000" style:font-name="FreeSans" fo:font-size="18pt"/>
    </style:style>
    <style:style style:family="paragraph" style:name="earth3" style:display-name="earth3" style:parent-style-name="default" style:next-style-name="earth3">
      <style:paragraph-properties fo:line-height="35%" fo:margin-top="0cm" fo:margin-bottom="0cm"/>
      <style:text-properties fo:color="#000000" style:font-name="FreeSans" fo:font-size="18pt"/>
    </style:style>
    <style:style style:family="paragraph" style:name="sun1" style:display-name="sun1" style:parent-style-name="default" style:next-style-name="sun1">
      <style:paragraph-properties fo:line-height="35%" fo:margin-top="0cm" fo:margin-bottom="0cm"/>
      <style:text-properties fo:color="#000000" style:font-name="FreeSans" fo:font-size="18pt"/>
    </style:style>
    <style:style style:family="paragraph" style:name="sun2" style:display-name="sun2" style:parent-style-name="default" style:next-style-name="sun2">
      <style:paragraph-properties fo:line-height="35%" fo:margin-top="0cm" fo:margin-bottom="0cm"/>
      <style:text-properties fo:color="#000000" style:font-name="FreeSans" fo:font-size="18pt"/>
    </style:style>
    <style:style style:family="paragraph" style:name="sun3" style:display-name="sun3" style:parent-style-name="default" style:next-style-name="sun3">
      <style:paragraph-properties fo:line-height="35%" fo:margin-top="0cm" fo:margin-bottom="0cm"/>
      <style:text-properties fo:color="#000000" style:font-name="FreeSans" fo:font-size="18pt"/>
    </style:style>
    <style:style style:family="paragraph" style:name="master-page3-LT-Gliederung-1" style:display-name="master-page3~LT~Gliederung 1" style:next-style-name="master-page3-LT-Gliederung-1">
      <style:paragraph-properties fo:text-align="left" fo:widows="2" fo:orphans="2" fo:margin-top="0.499cm" fo:margin-bottom="0cm" style:writing-mode="lr"/>
      <style:text-properties fo:color="#000000" style:font-name="FreeSans" fo:font-size="31.5pt" fo:font-weight="normal"/>
    </style:style>
    <style:style style:family="paragraph" style:name="master-page3-LT-Gliederung-2" style:display-name="master-page3~LT~Gliederung 2" style:parent-style-name="master-page3-LT-Gliederung-1" style:next-style-name="master-page3-LT-Gliederung-2">
      <style:paragraph-properties fo:margin-top="0.4cm" fo:margin-bottom="0cm"/>
      <style:text-properties fo:color="#000000" style:font-name="FreeSans" fo:font-size="28pt" fo:font-weight="normal"/>
    </style:style>
    <style:style style:family="paragraph" style:name="master-page3-LT-Gliederung-3" style:display-name="master-page3~LT~Gliederung 3" style:parent-style-name="master-page3-LT-Gliederung-2" style:next-style-name="master-page3-LT-Gliederung-3">
      <style:paragraph-properties fo:margin-top="0.3cm" fo:margin-bottom="0cm"/>
      <style:text-properties fo:color="#000000" style:font-name="FreeSans" fo:font-size="24pt" fo:font-weight="normal"/>
    </style:style>
    <style:style style:family="paragraph" style:name="gray1" style:display-name="gray1" style:parent-style-name="default" style:next-style-name="gray1">
      <style:paragraph-properties fo:line-height="35%" fo:margin-top="0cm" fo:margin-bottom="0cm"/>
      <style:text-properties fo:color="#000000" style:font-name="FreeSans" fo:font-size="18pt"/>
    </style:style>
    <style:style style:family="paragraph" style:name="gray2" style:display-name="gray2" style:parent-style-name="default" style:next-style-name="gray2">
      <style:paragraph-properties fo:line-height="35%" fo:margin-top="0cm" fo:margin-bottom="0cm"/>
      <style:text-properties fo:color="#000000" style:font-name="FreeSans" fo:font-size="18pt"/>
    </style:style>
    <style:style style:family="paragraph" style:name="gray3" style:display-name="gray3" style:parent-style-name="default" style:next-style-name="gray3">
      <style:paragraph-properties fo:line-height="35%" fo:margin-top="0cm" fo:margin-bottom="0cm"/>
      <style:text-properties fo:color="#000000" style:font-name="FreeSans" fo:font-size="18pt"/>
    </style:style>
    <style:style style:family="paragraph" style:name="master-page3-LT-Gliederung-7" style:display-name="master-page3~LT~Gliederung 7" style:parent-style-name="master-page3-LT-Gliederung-6" style:next-style-name="master-page3-LT-Gliederung-7">
      <style:paragraph-properties fo:margin-top="0.101cm" fo:margin-bottom="0cm"/>
      <style:text-properties fo:color="#000000" style:font-name="FreeSans" fo:font-size="20pt" fo:font-weight="normal"/>
    </style:style>
    <style:style style:family="paragraph" style:name="master-page3-LT-Gliederung-8" style:display-name="master-page3~LT~Gliederung 8" style:parent-style-name="master-page3-LT-Gliederung-7" style:next-style-name="master-page3-LT-Gliederung-8">
      <style:paragraph-properties fo:margin-top="0.101cm" fo:margin-bottom="0cm"/>
      <style:text-properties fo:color="#000000" style:font-name="FreeSans" fo:font-size="20pt" fo:font-weight="normal"/>
    </style:style>
    <style:style style:family="paragraph" style:name="master-page3-LT-Gliederung-9" style:display-name="master-page3~LT~Gliederung 9" style:parent-style-name="master-page3-LT-Gliederung-8" style:next-style-name="master-page3-LT-Gliederung-9">
      <style:paragraph-properties fo:margin-top="0.101cm" fo:margin-bottom="0cm"/>
      <style:text-properties fo:color="#000000" style:font-name="FreeSans" fo:font-size="20pt" fo:font-weight="normal"/>
    </style:style>
    <style:style style:family="paragraph" style:name="turquoise1" style:display-name="turquoise1" style:parent-style-name="default" style:next-style-name="turquoise1">
      <style:paragraph-properties fo:line-height="35%" fo:margin-top="0cm" fo:margin-bottom="0cm"/>
      <style:text-properties fo:color="#000000" style:font-name="FreeSans" fo:font-size="18pt"/>
    </style:style>
    <style:style style:family="paragraph" style:name="turquoise2" style:display-name="turquoise2" style:parent-style-name="default" style:next-style-name="turquoise2">
      <style:paragraph-properties fo:line-height="35%" fo:margin-top="0cm" fo:margin-bottom="0cm"/>
      <style:text-properties fo:color="#000000" style:font-name="FreeSans" fo:font-size="18pt"/>
    </style:style>
    <style:style style:family="paragraph" style:name="master-page3-LT-Titel" style:display-name="master-page3~LT~Titel" style:next-style-name="master-page3-LT-Titel">
      <style:paragraph-properties fo:text-align="center" fo:widows="2" fo:orphans="2" style:writing-mode="lr"/>
      <style:text-properties fo:color="#000000" style:font-name="FreeSans" fo:font-size="44pt" fo:font-weight="normal"/>
    </style:style>
    <style:style style:family="paragraph" style:name="Background" style:display-name="Background" style:next-style-name="Background">
      <style:paragraph-properties fo:text-align="left" fo:widows="2" fo:orphans="2" style:writing-mode="lr"/>
      <style:text-properties style:font-name="Liberation Serif" fo:font-size="12pt"/>
    </style:style>
    <style:style style:family="paragraph" style:name="master-page3-LT-Gliederung-4" style:display-name="master-page3~LT~Gliederung 4" style:parent-style-name="master-page3-LT-Gliederung-3" style:next-style-name="master-page3-LT-Gliederung-4">
      <style:paragraph-properties fo:margin-top="0.199cm" fo:margin-bottom="0cm"/>
      <style:text-properties fo:color="#000000" style:font-name="FreeSans" fo:font-size="20pt" fo:font-weight="normal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master-page3-LT-Gliederung-6" style:display-name="master-page3~LT~Gliederung 6" style:parent-style-name="master-page3-LT-Gliederung-5" style:next-style-name="master-page3-LT-Gliederung-6">
      <style:paragraph-properties fo:margin-top="0.101cm" fo:margin-bottom="0cm"/>
      <style:text-properties fo:color="#000000" style:font-name="FreeSans" fo:font-size="20pt" fo:font-weight="normal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en" fo:country="US"/>
    </style:style>
    <style:style style:family="paragraph" style:name="Default" style:display-name="Default" style:next-style-name="Default">
      <style:paragraph-properties fo:text-align="left" fo:widows="2" fo:orphans="2" style:writing-mode="lr"/>
      <style:text-properties style:font-name="Liberation Serif" fo:font-size="12pt"/>
    </style:style>
    <style:style style:family="paragraph" style:name="Notes" style:display-name="Notes" style:next-style-name="Notes">
      <style:paragraph-properties fo:text-align="left" fo:text-indent="-0.6cm" fo:widows="2" fo:orphans="2" fo:margin-left="0.6cm" fo:margin-right="0cm" style:writing-mode="lr"/>
      <style:text-properties fo:color="#000000" style:font-name="FreeSans" fo:font-size="20pt" fo:font-weight="normal"/>
    </style:style>
    <style:style style:family="paragraph" style:name="master-page3-LT-Hintergrund" style:display-name="master-page3~LT~Hintergrund" style:next-style-name="master-page3-LT-Hintergrund">
      <style:paragraph-properties fo:text-align="left" fo:widows="2" fo:orphans="2" style:writing-mode="lr"/>
      <style:text-properties style:font-name="Liberation Serif" fo:font-size="12pt"/>
    </style:style>
    <style:style style:family="paragraph" style:name="master-page3-LT-Untertitel" style:display-name="master-page3~LT~Untertitel" style:next-style-name="master-page3-LT-Untertitel">
      <style:paragraph-properties fo:text-align="center" fo:widows="2" fo:orphans="2" style:writing-mode="lr"/>
      <style:text-properties fo:color="#000000" style:font-name="FreeSans" fo:font-size="32pt" fo:font-weight="normal"/>
    </style:style>
    <style:style style:family="paragraph" style:name="blue1" style:display-name="blue1" style:parent-style-name="default" style:next-style-name="blue1">
      <style:paragraph-properties fo:line-height="35%" fo:margin-top="0cm" fo:margin-bottom="0cm"/>
      <style:text-properties fo:color="#000000" style:font-name="FreeSans" fo:font-size="18pt"/>
    </style:style>
    <style:style style:family="paragraph" style:name="blue2" style:display-name="blue2" style:parent-style-name="default" style:next-style-name="blue2">
      <style:paragraph-properties fo:line-height="35%" fo:margin-top="0cm" fo:margin-bottom="0cm"/>
      <style:text-properties fo:color="#000000" style:font-name="FreeSans" fo:font-size="18pt"/>
    </style:style>
    <style:style style:family="paragraph" style:name="blue3" style:display-name="blue3" style:parent-style-name="default" style:next-style-name="blue3">
      <style:paragraph-properties fo:line-height="35%" fo:margin-top="0cm" fo:margin-bottom="0cm"/>
      <style:text-properties fo:color="#000000" style:font-name="FreeSans" fo:font-size="18pt"/>
    </style:style>
    <style:style style:family="paragraph" style:name="orange2" style:display-name="orange2" style:parent-style-name="default" style:next-style-name="orange2">
      <style:paragraph-properties fo:line-height="35%" fo:margin-top="0cm" fo:margin-bottom="0cm"/>
      <style:text-properties fo:color="#000000" style:font-name="FreeSans" fo:font-size="18pt"/>
    </style:style>
    <style:style style:family="paragraph" style:name="orange3" style:display-name="orange3" style:parent-style-name="default" style:next-style-name="orange3">
      <style:paragraph-properties fo:line-height="35%" fo:margin-top="0cm" fo:margin-bottom="0cm"/>
      <style:text-properties fo:color="#000000" style:font-name="FreeSans" fo:font-size="18pt"/>
    </style:style>
    <style:style style:family="paragraph" style:name="default" style:display-name="default" style:next-style-name="default">
      <style:paragraph-properties fo:text-align="left" fo:line-height="35%" fo:widows="2" fo:orphans="2" fo:margin-top="0cm" fo:margin-bottom="0cm" style:writing-mode="lr"/>
      <style:text-properties fo:color="#000000" style:font-name="FreeSans" fo:font-size="18pt"/>
    </style:style>
    <style:style style:family="paragraph" style:name="bw1" style:display-name="bw1" style:parent-style-name="default" style:next-style-name="bw1">
      <style:paragraph-properties fo:line-height="35%" fo:margin-top="0cm" fo:margin-bottom="0cm"/>
      <style:text-properties fo:color="#000000" style:font-name="FreeSans" fo:font-size="18pt"/>
    </style:style>
    <style:style style:family="paragraph" style:name="bw2" style:display-name="bw2" style:parent-style-name="default" style:next-style-name="bw2">
      <style:paragraph-properties fo:line-height="35%" fo:margin-top="0cm" fo:margin-bottom="0cm"/>
      <style:text-properties fo:color="#000000" style:font-name="FreeSans" fo:font-size="18pt"/>
    </style:style>
    <style:style style:family="paragraph" style:name="bw3" style:display-name="bw3" style:parent-style-name="default" style:next-style-name="bw3">
      <style:paragraph-properties fo:line-height="35%" fo:margin-top="0cm" fo:margin-bottom="0cm"/>
      <style:text-properties fo:color="#000000" style:font-name="FreeSans" fo:font-size="18pt"/>
    </style:style>
    <style:style style:family="paragraph" style:name="seetang3" style:display-name="seetang3" style:parent-style-name="default" style:next-style-name="seetang3">
      <style:paragraph-properties fo:line-height="35%" fo:margin-top="0cm" fo:margin-bottom="0cm"/>
      <style:text-properties fo:color="#000000" style:font-name="FreeSans" fo:font-size="18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ghtblue1" style:display-name="lightblue1" style:parent-style-name="default" style:next-style-name="lightblue1">
      <style:paragraph-properties fo:line-height="35%" fo:margin-top="0cm" fo:margin-bottom="0cm"/>
      <style:text-properties fo:color="#000000" style:font-name="FreeSans" fo:font-size="18pt"/>
    </style:style>
    <style:style style:family="paragraph" style:name="lightblue2" style:display-name="lightblue2" style:parent-style-name="default" style:next-style-name="lightblue2">
      <style:paragraph-properties fo:line-height="35%" fo:margin-top="0cm" fo:margin-bottom="0cm"/>
      <style:text-properties fo:color="#000000" style:font-name="FreeSans" fo:font-size="18pt"/>
    </style:style>
    <style:style style:family="paragraph" style:name="lightblue3" style:display-name="lightblue3" style:parent-style-name="default" style:next-style-name="lightblue3">
      <style:paragraph-properties fo:line-height="35%" fo:margin-top="0cm" fo:margin-bottom="0cm"/>
      <style:text-properties fo:color="#000000" style:font-name="FreeSans" fo:font-size="18pt"/>
    </style:style>
    <style:style style:family="paragraph" style:name="master-page3-LT-Gliederung-5" style:display-name="master-page3~LT~Gliederung 5" style:parent-style-name="master-page3-LT-Gliederung-4" style:next-style-name="master-page3-LT-Gliederung-5">
      <style:paragraph-properties fo:margin-top="0.101cm" fo:margin-bottom="0cm"/>
      <style:text-properties fo:color="#000000" style:font-name="FreeSans" fo:font-size="20pt" fo:font-weight="normal"/>
    </style:style>
    <style:style style:family="paragraph" style:name="Text-body--user-" style:display-name="Text body (user)" style:parent-style-name="Default" style:next-style-name="Text-body--user-">
      <style:text-properties fo:font-size="16pt"/>
    </style:style>
    <style:style style:family="paragraph" style:name="yellow1" style:display-name="yellow1" style:parent-style-name="default" style:next-style-name="yellow1">
      <style:paragraph-properties fo:line-height="35%" fo:margin-top="0cm" fo:margin-bottom="0cm"/>
      <style:text-properties fo:color="#000000" style:font-name="FreeSans" fo:font-size="18pt"/>
    </style:style>
    <style:style style:family="paragraph" style:name="yellow2" style:display-name="yellow2" style:parent-style-name="default" style:next-style-name="yellow2">
      <style:paragraph-properties fo:line-height="35%" fo:margin-top="0cm" fo:margin-bottom="0cm"/>
      <style:text-properties fo:color="#000000" style:font-name="FreeSans" fo:font-size="18pt"/>
    </style:style>
    <style:style style:family="paragraph" style:name="yellow3" style:display-name="yellow3" style:parent-style-name="default" style:next-style-name="yellow3">
      <style:paragraph-properties fo:line-height="35%" fo:margin-top="0cm" fo:margin-bottom="0cm"/>
      <style:text-properties fo:color="#000000" style:font-name="FreeSans" fo:font-size="18pt"/>
    </style:style>
    <style:style style:family="paragraph" style:name="green1" style:display-name="green1" style:parent-style-name="default" style:next-style-name="green1">
      <style:paragraph-properties fo:line-height="35%" fo:margin-top="0cm" fo:margin-bottom="0cm"/>
      <style:text-properties fo:color="#000000" style:font-name="FreeSans" fo:font-size="18pt"/>
    </style:style>
    <style:style style:family="paragraph" style:name="green2" style:display-name="green2" style:parent-style-name="default" style:next-style-name="green2">
      <style:paragraph-properties fo:line-height="35%" fo:margin-top="0cm" fo:margin-bottom="0cm"/>
      <style:text-properties fo:color="#000000" style:font-name="FreeSans" fo:font-size="18pt"/>
    </style:style>
    <style:style style:family="paragraph" style:name="green3" style:display-name="green3" style:parent-style-name="default" style:next-style-name="green3">
      <style:paragraph-properties fo:line-height="35%" fo:margin-top="0cm" fo:margin-bottom="0cm"/>
      <style:text-properties fo:color="#000000" style:font-name="FreeSans" fo:font-size="18pt"/>
    </style:style>
    <style:style style:family="paragraph" style:name="turquoise3" style:display-name="turquoise3" style:parent-style-name="default" style:next-style-name="turquoise3">
      <style:paragraph-properties fo:line-height="35%" fo:margin-top="0cm" fo:margin-bottom="0cm"/>
      <style:text-properties fo:color="#000000" style:font-name="FreeSans" fo:font-size="18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master-page3-LT-Hintergrundobjekte" style:display-name="master-page3~LT~Hintergrundobjekte" style:next-style-name="master-page3-LT-Hintergrundobjekte">
      <style:paragraph-properties fo:text-align="left" fo:widows="2" fo:orphans="2" style:writing-mode="lr"/>
      <style:text-properties style:font-name="Liberation Serif" fo:font-size="12pt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master-page3-LT-Notizen" style:display-name="master-page3~LT~Notizen" style:next-style-name="master-page3-LT-Notizen">
      <style:paragraph-properties fo:text-align="left" fo:text-indent="-0.6cm" fo:widows="2" fo:orphans="2" fo:margin-left="0.6cm" fo:margin-right="0cm" style:writing-mode="lr"/>
      <style:text-properties fo:color="#000000" style:font-name="FreeSans" fo:font-size="20pt" fo:font-weight="normal"/>
    </style:style>
    <style:style style:family="paragraph" style:name="seetang1" style:display-name="seetang1" style:parent-style-name="default" style:next-style-name="seetang1">
      <style:paragraph-properties fo:line-height="35%" fo:margin-top="0cm" fo:margin-bottom="0cm"/>
      <style:text-properties fo:color="#000000" style:font-name="FreeSans" fo:font-size="18pt"/>
    </style:style>
    <style:style style:family="paragraph" style:name="seetang2" style:display-name="seetang2" style:parent-style-name="default" style:next-style-name="seetang2">
      <style:paragraph-properties fo:line-height="35%" fo:margin-top="0cm" fo:margin-bottom="0cm"/>
      <style:text-properties fo:color="#000000" style:font-name="FreeSans" fo:font-size="18pt"/>
    </style: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orange1" style:display-name="orange1" style:parent-style-name="default" style:next-style-name="orange1">
      <style:paragraph-properties fo:line-height="35%" fo:margin-top="0cm" fo:margin-bottom="0cm"/>
      <style:text-properties fo:color="#000000" style:font-name="FreeSans" fo:font-size="18pt"/>
    </style:style>
    <style:style style:family="paragraph" style:name="Outline-1" style:display-name="Outline 1" style:next-style-name="Outline-1">
      <style:paragraph-properties fo:text-align="left" fo:widows="2" fo:orphans="2" fo:margin-top="0.499cm" fo:margin-bottom="0cm" style:writing-mode="lr"/>
      <style:text-properties fo:color="#000000" style:font-name="FreeSans" fo:font-size="31.5pt" fo:font-weight="normal"/>
    </style:style>
    <style:style style:family="paragraph" style:name="Outline-2" style:display-name="Outline 2" style:parent-style-name="Outline-1" style:next-style-name="Outline-2">
      <style:paragraph-properties fo:margin-top="0.4cm" fo:margin-bottom="0cm"/>
      <style:text-properties fo:color="#000000" style:font-name="FreeSans" fo:font-size="28pt" fo:font-weight="normal"/>
    </style:style>
    <style:style style:family="paragraph" style:name="Outline-3" style:display-name="Outline 3" style:parent-style-name="Outline-2" style:next-style-name="Outline-3">
      <style:paragraph-properties fo:margin-top="0.3cm" fo:margin-bottom="0cm"/>
      <style:text-properties fo:color="#000000" style:font-name="FreeSans" fo:font-size="24pt" fo:font-weight="normal"/>
    </style:style>
    <style:style style:family="paragraph" style:name="Outline-4" style:display-name="Outline 4" style:parent-style-name="Outline-3" style:next-style-name="Outline-4">
      <style:paragraph-properties fo:margin-top="0.199cm" fo:margin-bottom="0cm"/>
      <style:text-properties fo:color="#000000" style:font-name="FreeSans" fo:font-size="20pt" fo:font-weight="normal"/>
    </style:style>
    <style:style style:family="paragraph" style:name="Outline-5" style:display-name="Outline 5" style:parent-style-name="Outline-4" style:next-style-name="Outline-5">
      <style:paragraph-properties fo:margin-top="0.101cm" fo:margin-bottom="0cm"/>
      <style:text-properties fo:color="#000000" style:font-name="FreeSans" fo:font-size="20pt" fo:font-weight="normal"/>
    </style:style>
    <style:style style:family="paragraph" style:name="Outline-6" style:display-name="Outline 6" style:parent-style-name="Outline-5" style:next-style-name="Outline-6">
      <style:paragraph-properties fo:margin-top="0.101cm" fo:margin-bottom="0cm"/>
      <style:text-properties fo:color="#000000" style:font-name="FreeSans" fo:font-size="20pt" fo:font-weight="normal"/>
    </style:style>
    <style:style style:family="paragraph" style:name="Outline-7" style:display-name="Outline 7" style:parent-style-name="Outline-6" style:next-style-name="Outline-7">
      <style:paragraph-properties fo:margin-top="0.101cm" fo:margin-bottom="0cm"/>
      <style:text-properties fo:color="#000000" style:font-name="FreeSans" fo:font-size="20pt" fo:font-weight="normal"/>
    </style:style>
    <style:style style:family="paragraph" style:name="Outline-8" style:display-name="Outline 8" style:parent-style-name="Outline-7" style:next-style-name="Outline-8">
      <style:paragraph-properties fo:margin-top="0.101cm" fo:margin-bottom="0cm"/>
      <style:text-properties fo:color="#000000" style:font-name="FreeSans" fo:font-size="20pt" fo:font-weight="normal"/>
    </style:style>
    <style:style style:family="paragraph" style:name="Outline-9" style:display-name="Outline 9" style:parent-style-name="Outline-8" style:next-style-name="Outline-9">
      <style:paragraph-properties fo:margin-top="0.101cm" fo:margin-bottom="0cm"/>
      <style:text-properties fo:color="#000000" style:font-name="FreeSans" fo:font-size="20pt" fo:font-weight="normal"/>
    </style:style>
    <style:style style:family="paragraph" style:name="Title1" style:display-name="Title1" style:parent-style-name="Default" style:next-style-name="Title1">
      <style:paragraph-properties fo:text-align="center"/>
      <style:text-properties fo:font-size="24pt"/>
    </style:style>
    <style:style style:family="paragraph" style:name="Title2" style:display-name="Title2" style:parent-style-name="Default" style:next-style-name="Title2">
      <style:paragraph-properties fo:text-align="center" fo:text-indent="0cm" fo:margin-left="0cm" fo:margin-right="0.199cm" fo:margin-top="0.101cm" fo:margin-bottom="0.101cm"/>
      <style:text-properties fo:font-size="36pt"/>
    </style:style>
    <style:style style:family="paragraph" style:name="Dimension-Line" style:display-name="Dimension Line" style:parent-style-name="Default" style:next-style-name="Dimension-Line">
      <style:text-properties fo:font-size="12pt"/>
    </style:style>
    <style:style style:family="paragraph" style:name="Background-objects" style:display-name="Background objects" style:next-style-name="Background-objects">
      <style:paragraph-properties fo:text-align="left" fo:widows="2" fo:orphans="2" style:writing-mode="lr"/>
      <style:text-properties style:font-name="Liberation Serif" fo:font-size="12pt"/>
    </style:style>
  </office:styles>
  <office:automatic-styles>
    <style:page-layout style:name="Standard">
      <style:page-layout-properties fo:page-width="8.500000in" fo:page-height="11.000000in" style:print-orientation="portrait" fo:margin-top="1.905cm" fo:margin-bottom="2.032cm" fo:margin-left="2.794cm" fo:margin-right="2.54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meta:creation-date>Sat Feb  9 16:26:05 2019
</meta:creation-date>
    <dc:date>Sat Feb  9 16:26:05 2019
</dc:date>
    <meta:print-date>2019-01-29T13:52:39.878868164</meta:print-date>
  </office:meta>
</office:document-meta>
</file>